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 style:writing-mode="lr-tb"/>
      <style:text-properties officeooo:paragraph-rsid="00232bc3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officeooo:paragraph-rsid="0005db50"/>
    </style:style>
    <style:style style:name="P4" style:family="paragraph" style:parent-style-name="Standard">
      <style:text-properties fo:language="de" fo:country="DE" officeooo:paragraph-rsid="000c8efa"/>
    </style:style>
    <style:style style:name="P5" style:family="paragraph" style:parent-style-name="Standard">
      <style:text-properties fo:language="de" fo:country="DE" officeooo:paragraph-rsid="000d4a4d"/>
    </style:style>
    <style:style style:name="P6" style:family="paragraph" style:parent-style-name="Standard">
      <style:text-properties fo:language="de" fo:country="DE" officeooo:paragraph-rsid="000e50f1"/>
    </style:style>
    <style:style style:name="P7" style:family="paragraph" style:parent-style-name="Standard">
      <style:text-properties fo:language="de" fo:country="DE" officeooo:paragraph-rsid="001086f6"/>
    </style:style>
    <style:style style:name="P8" style:family="paragraph" style:parent-style-name="Standard">
      <style:text-properties fo:language="de" fo:country="DE" officeooo:paragraph-rsid="00119478"/>
    </style:style>
    <style:style style:name="P9" style:family="paragraph" style:parent-style-name="Standard">
      <style:text-properties fo:language="de" fo:country="DE" officeooo:paragraph-rsid="00122e47"/>
    </style:style>
    <style:style style:name="P10" style:family="paragraph" style:parent-style-name="Standard">
      <style:text-properties fo:language="nl" fo:country="NL"/>
    </style:style>
    <style:style style:name="P11" style:family="paragraph" style:parent-style-name="Standard">
      <style:text-properties fo:language="nl" fo:country="NL" officeooo:paragraph-rsid="001309c7"/>
    </style:style>
    <style:style style:name="P12" style:family="paragraph" style:parent-style-name="Standard">
      <style:text-properties fo:language="nl" fo:country="NL" officeooo:paragraph-rsid="00146d69"/>
    </style:style>
    <style:style style:name="P13" style:family="paragraph" style:parent-style-name="Standard">
      <style:text-properties fo:language="nl" fo:country="NL" officeooo:paragraph-rsid="0016dc11"/>
    </style:style>
    <style:style style:name="P14" style:family="paragraph" style:parent-style-name="Standard">
      <style:text-properties fo:language="nl" fo:country="NL" officeooo:paragraph-rsid="00176b5d"/>
    </style:style>
    <style:style style:name="P15" style:family="paragraph" style:parent-style-name="Standard">
      <style:text-properties fo:language="nl" fo:country="NL" officeooo:paragraph-rsid="0018a19a"/>
    </style:style>
    <style:style style:name="P16" style:family="paragraph" style:parent-style-name="Standard">
      <style:paragraph-properties fo:break-before="page"/>
      <style:text-properties fo:language="nl" fo:country="NL" officeooo:rsid="001c2a80" officeooo:paragraph-rsid="001c2a80"/>
    </style:style>
    <style:style style:name="P17" style:family="paragraph" style:parent-style-name="Footer">
      <style:paragraph-properties fo:text-align="start" style:justify-single-word="false" style:writing-mode="lr-tb"/>
      <style:text-properties fo:font-size="10pt" officeooo:paragraph-rsid="00232bc3" style:font-size-asian="10pt" style:font-size-complex="10pt"/>
    </style:style>
    <style:style style:name="P18" style:family="paragraph" style:parent-style-name="Standard">
      <style:text-properties fo:language="de" fo:country="DE" officeooo:rsid="001fbf44" officeooo:paragraph-rsid="001fbf44"/>
    </style:style>
    <style:style style:name="P19" style:family="paragraph" style:parent-style-name="Standard">
      <style:text-properties fo:language="de" fo:country="DE" officeooo:rsid="001fbf44" fo:background-color="#ffff00"/>
    </style:style>
    <style:style style:name="P20" style:family="paragraph" style:parent-style-name="Standard">
      <style:text-properties fo:language="nl" fo:country="NL" officeooo:rsid="001fbf44" officeooo:paragraph-rsid="001fffff"/>
    </style:style>
    <style:style style:name="P21" style:family="paragraph" style:parent-style-name="Standard">
      <style:text-properties fo:language="nl" fo:country="NL" officeooo:rsid="001fbf44" officeooo:paragraph-rsid="002720fb"/>
    </style:style>
    <style:style style:name="P22" style:family="paragraph" style:parent-style-name="Standard">
      <style:text-properties fo:language="nl" fo:country="NL" officeooo:rsid="001fbf44" officeooo:paragraph-rsid="0029f6bf"/>
    </style:style>
    <style:style style:name="P23" style:family="paragraph" style:parent-style-name="Standard">
      <style:text-properties fo:language="nl" fo:country="NL" officeooo:rsid="001fbf44" officeooo:paragraph-rsid="002adcfc"/>
    </style:style>
    <style:style style:name="P24" style:family="paragraph" style:parent-style-name="Standard">
      <style:text-properties officeooo:paragraph-rsid="002adcf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5db50"/>
    </style:style>
    <style:style style:name="T3" style:family="text">
      <style:text-properties officeooo:rsid="001309c7"/>
    </style:style>
    <style:style style:name="T4" style:family="text">
      <style:text-properties officeooo:rsid="00146d69"/>
    </style:style>
    <style:style style:name="T5" style:family="text">
      <style:text-properties officeooo:rsid="00150a5b"/>
    </style:style>
    <style:style style:name="T6" style:family="text">
      <style:text-properties officeooo:rsid="0016dc11"/>
    </style:style>
    <style:style style:name="T7" style:family="text">
      <style:text-properties officeooo:rsid="00176b5d"/>
    </style:style>
    <style:style style:name="T8" style:family="text">
      <style:text-properties officeooo:rsid="00195621"/>
    </style:style>
    <style:style style:name="T9" style:family="text">
      <style:text-properties officeooo:rsid="0026821b"/>
    </style:style>
    <style:style style:name="T10" style:family="text">
      <style:text-properties officeooo:rsid="002720fb"/>
    </style:style>
    <style:style style:name="T11" style:family="text">
      <style:text-properties fo:language="nl" fo:country="NL" officeooo:rsid="001fbf44"/>
    </style:style>
    <style:style style:name="T12" style:family="text">
      <style:text-properties fo:language="nl" fo:country="NL" officeooo:rsid="002dd05e"/>
    </style:style>
    <style:style style:name="T13" style:family="text">
      <style:text-properties fo:language="nl" fo:country="NL" officeooo:rsid="002fbff7"/>
    </style:style>
    <style:style style:name="T14" style:family="text">
      <style:text-properties fo:language="nl" fo:country="NL" officeooo:rsid="003077c9"/>
    </style:style>
    <style:style style:name="T15" style:family="text">
      <style:text-properties officeooo:rsid="00285780"/>
    </style:style>
    <style:style style:name="T16" style:family="text">
      <style:text-properties officeooo:rsid="0029f6bf"/>
    </style:style>
    <style:style style:name="T17" style:family="text">
      <style:text-properties officeooo:rsid="002adcfc"/>
    </style:style>
    <style:style style:name="T18" style:family="text">
      <style:text-properties officeooo:rsid="002dd05e"/>
    </style:style>
    <style:style style:name="T19" style:family="text">
      <style:text-properties officeooo:rsid="00320963"/>
    </style:style>
    <style:style style:name="T20" style:family="text">
      <style:text-properties officeooo:rsid="0033c47d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721 heiratete Bach in zweiter Ehe die als Sängerin</text:p>
      <text:p text:style-name="P4"><text:s/>ausgebildete Anna Magdalena Wilcke. Für sie</text:p>
      <text:p text:style-name="P2">stellte er zwei musikalische Stammbücher zusammen.</text:p>
      <text:p text:style-name="P4">Im Jahr 1722 entstand das nur fragmentarisch überlieferte</text:p>
      <text:p text:style-name="P4">„Clavier-Büchlein vor Anna Magdalena Bachin“,</text:p>
      <text:p text:style-name="P7">1725 folgte dann ein zweites Heft, das heute gemeinhin</text:p>
      <text:p text:style-name="P7"><text:s/>als „Notenbüchlein für Anna Magdalena Bach“</text:p>
      <text:p text:style-name="P2">bezeichnet wird. Es enthält insgesamt 42 Musikstücke</text:p>
      <text:p text:style-name="P2"><text:span text:style-name="T2">(</text:span>vokal und instrumental), ein Gedicht und eine Reihe</text:p>
      <text:p text:style-name="P2">von Generalbassregeln. Die einzelnen Stücke sind teils</text:p>
      <text:p text:style-name="P2">von Bach, teils von seinen Söhnen oder auch von Anna</text:p>
      <text:p text:style-name="P2">Magdalena selbst geschrieben.</text:p>
      <text:p text:style-name="P3">Die Choralbearbeitung „Wer nur den lieben Gott lasst</text:p>
      <text:p text:style-name="P5">walten” findet sich bereits im „Clavierbüchlein vor Wilhelm</text:p>
      <text:p text:style-name="P5">Friedemann Bach“ (siehe Nr.1). Vermutlich hat</text:p>
      <text:p text:style-name="P5">sich Bach hier eine Orgel vorgestellt. Neben dieser Version</text:p>
      <text:p text:style-name="P5"><text:s/>kennen wir von ihm drei weitere Orgel-Bearbeitungen</text:p>
      <text:p text:style-name="P8"><text:s/>dieser Melodie. Außerdem hat Bach den Choral</text:p>
      <text:p text:style-name="P2">auch in mehreren Kantaten verwendet.</text:p>
      <text:p text:style-name="P2"/>
      <text:p text:style-name="P5">Das berühmte Kirchenlied ist hier als ein mit Ornamenten</text:p>
      <text:p text:style-name="P5"><text:s/>reich verzierter, anmutiger Satz gestaltet.</text:p>
      <text:p text:style-name="P5"><text:s/>Zum besseren Verständnis sollte man ihn zunächst</text:p>
      <text:p text:style-name="P6">gedanklich oder am Instrument auf die reine Choralmelodie</text:p>
      <text:p text:style-name="P6"><text:s/>und die einfachste harmonische Grundsubstanz</text:p>
      <text:p text:style-name="P2">reduzieren. Man kann der Melodie übungshalber eigene</text:p>
      <text:p text:style-name="P2">Harmonien unterlegen und sich so einen Zugang zum</text:p>
      <text:p text:style-name="P6">improvisatorischen Hintergrund der reichen Verzierungen</text:p>
      <text:p text:style-name="P6"><text:s/>(und auch der vielen Neben- und Durchgangsnoten)</text:p>
      <text:p text:style-name="P9"><text:s/>erschließen. Auch die rhythmischen Verhältnisse</text:p>
      <text:p text:style-name="P2">und die auf ihm basierenden Freiheiten der Ornamente</text:p>
      <text:p text:style-name="P2">lassen sich auf diese Weise leichter erfassen. Dabei sind</text:p>
      <text:p text:style-name="P2">folgende Schritte zu empfehlen:</text:p>
      <text:p text:style-name="P2">1. Schritt: Melodie harmonisieren.</text:p>
      <text:p text:style-name="P2">2. Schritt: Melodie harmonisiert ohne Verzierungen spielen.</text:p>
      <text:p text:style-name="P2">3. Schritt: Die verschiedenen Ornamente hinzufügen.</text:p>
      <text:p text:style-name="P2">eventuell auch weitere, eigene einpassen. Dabei auf die</text:p>
      <text:p text:style-name="P2">Auflösung der Vorhalte achten.</text:p>
      <text:p text:style-name="P2"/>
      <text:p text:style-name="P18"/>
      <text:p text:style-name="P16">In het Nederlands</text:p>
      <text:p text:style-name="P11"/>
      <text:p text:style-name="P11">In 1721 trouwde Bach met zijn tweede vrouw </text:p>
      <text:p text:style-name="P11">Anna Magdalena Wilcke, <text:span text:style-name="T3">die </text:span>als zangeres</text:p>
      <text:p text:style-name="P12"><text:span text:style-name="T3">was</text:span> opgeleid. Voor haar stelde <text:span text:style-name="T4">hij t</text:span>wee muzikale</text:p>
      <text:p text:style-name="P12">familieboeken samen.</text:p>
      <text:p text:style-name="P10">In het jaar 1722 ontstond de enige fragmentarische overlevende</text:p>
      <text:p text:style-name="P10">"Clavier-Büchlein voor Anna Magdalena Bachin",</text:p>
      <text:p text:style-name="P13"><text:span text:style-name="T4">e</text:span>en tweede <text:span text:style-name="T5">notitieboek</text:span> volgde in 1725, dat tegenwoordig veel</text:p>
      <text:p text:style-name="P13">wordt <text:span text:style-name="T5">toegewezen </text:span>als "Notebook voor Anna Magdalena Bach".</text:p>
      <text:p text:style-name="P10">Het bevat in totaal 42 muziekstukken</text:p>
      <text:p text:style-name="P10">(vocaal en instrumentaal), een gedicht en een serie</text:p>
      <text:p text:style-name="P10"><text:span text:style-name="T8">regels voor de </text:span>becijferde bas. De afzonderlijke stukken zijn deels</text:p>
      <text:p text:style-name="P10">van Bach, deels door zijn zonen en ook door Anna</text:p>
      <text:p text:style-name="P10">Magdalena zelf <text:span text:style-name="T6">geschreven</text:span>.</text:p>
      <text:p text:style-name="P15">Het koraalarrangement "Wer nur den lieben Gott lässt</text:p>
      <text:p text:style-name="P15">walten” is al te vinden in de “Clavierbüchlein vor Wilhelm</text:p>
      <text:p text:style-name="P10">Friedemann Bach” (zie nr. 1). <text:span text:style-name="T6">W</text:span>aarschijnlijk heeft</text:p>
      <text:p text:style-name="P10">Bach hier een orgel voor<text:span text:style-name="T6">gesteld</text:span>. Naast deze versie</text:p>
      <text:p text:style-name="P14"><text:s/>kennen <text:span text:style-name="T7">we van hem </text:span>nog drie orgelbewerkingen van </text:p>
      <text:p text:style-name="P14">deze melodie. <text:span text:style-name="T7">Bovendien heeft </text:span>Bach het koraal</text:p>
      <text:p text:style-name="P10">ook in verschillende cantates <text:span text:style-name="T7">gebruikt</text:span>.</text:p>
      <text:p text:style-name="P19"/>
      <text:p text:style-name="P20">De beroemde hymne is hier als één met ornamenten</text:p>
      <text:p text:style-name="P20"><text:s/>sierlijke set ontworpen.</text:p>
      <text:p text:style-name="P20">Voor een beter begrip moet je eerst</text:p>
      <text:p text:style-name="P20">mentaal of op het instrument op de zuivere koraalmelodie</text:p>
      <text:p text:style-name="P20"><text:s/>en de eenvoudigste harmonische grondsubstantie</text:p>
      <text:p text:style-name="P22">verminderen. <text:span text:style-name="T15">Men kan de</text:span> melodie <text:span text:style-name="T15">ter oefening </text:span><text:span text:style-name="T16">voorzien van eigen harmonieën</text:span></text:p>
      <text:p text:style-name="P22">om <text:span text:style-name="T17">zo toegang tot de </text:span>geïmproviseerde achtergrond van rijke <text:span text:style-name="T17">versieringen</text:span></text:p>
      <text:p text:style-name="P24"><text:span text:style-name="T11"><text:s/>(en ook de vele </text:span><text:span text:style-name="T14">wissel</text:span><text:span text:style-name="T12">-</text:span><text:span text:style-name="T11"> en </text:span><text:span text:style-name="T12">doorgangs</text:span><text:span text:style-name="T14">tonen</text:span><text:span text:style-name="T11">) </text:span><text:span text:style-name="T13">te ontsluiten</text:span><text:span text:style-name="T11">.</text:span></text:p>
      <text:p text:style-name="P23"><text:span text:style-name="T10">Ook </text:span>de ritmische relaties <text:span text:style-name="T10">en de op hun gebaseerde</text:span></text:p>
      <text:p text:style-name="P21"><text:span text:style-name="T10">vrijheden </text:span>van ornament gemakkelijker te detecteren </text:p>
      <text:p text:style-name="P20"><text:span text:style-name="T10">worden </text:span>de volgende stappen aan<text:span text:style-name="T10">geraden</text:span>:</text:p>
      <text:p text:style-name="P20">Stap 1: Harmonieer de melodie.</text:p>
      <text:p text:style-name="P20">Stap 2: Speel de melodie in harmonie zonder versieringen.</text:p>
      <text:p text:style-name="P20">Stap 3: <text:span text:style-name="T20">D</text:span>e verschillende ornamenten toe <text:span text:style-name="T20">te voegen,</text:span></text:p>
      <text:p text:style-name="P20">eventueel <text:span text:style-name="T19">ook verder eigen</text:span> toe <text:span text:style-name="T20">toe te </text:span>voegen. Besteed daarbij </text:p>
      <text:p text:style-name="P20">aandacht aan de oplossing van de <text:span text:style-name="T10">v</text:span>oorhouding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style:writing-mode="lr-tb"/>
      <style:text-properties fo:font-size="10pt" officeooo:paragraph-rsid="00232bc3" style:font-size-asian="10pt" style:font-size-complex="10pt"/>
    </style:style>
    <style:style style:name="MP2" style:family="paragraph" style:parent-style-name="Footer">
      <style:paragraph-properties fo:text-align="start" style:justify-single-word="false" style:writing-mode="lr-tb"/>
      <style:text-properties officeooo:paragraph-rsid="00232bc3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tekst_bwv691.odt</text:file-name></text:p>
        <text:p text:style-name="MP1"><text:date style:data-style-name="N10084" text:date-value="2022-04-28T10:05:45.562112820">2022-04-28</text:date></text:p>
        <text:p text:style-name="MP2"><text:span text:style-name="MT1"><text:page-number text:select-page="current">1</text:page-number></text:span><text:span text:style-name="MT1"><text:s/>van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6:34:23.593588712</meta:creation-date>
    <dc:date>2022-04-28T10:05:45.493498721</dc:date>
    <meta:editing-duration>PT5H49M40S</meta:editing-duration>
    <meta:editing-cycles>46</meta:editing-cycles>
    <meta:generator>LibreOffice/6.4.7.2$Linux_X86_64 LibreOffice_project/40$Build-2</meta:generator>
    <meta:print-date>2022-04-22T21:46:41.741113625</meta:print-date>
    <meta:document-statistic meta:table-count="0" meta:image-count="0" meta:object-count="0" meta:page-count="2" meta:paragraph-count="77" meta:word-count="525" meta:character-count="3598" meta:non-whitespace-character-count="3133"/>
  </office:meta>
</office:document-meta>
</file>